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81cm" svg:height="1.905cm" svg:x="7.858cm" svg:y="1.762cm">
          <svg:title>Item</svg:title>
          <text:p text:style-name="P1">Item</text:p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2.413cm" svg:x="10.144cm" svg:y="6.334cm">
          <text:p text:style-name="P1">Product</text:p>
          <text:p text:style-name="P1"><text:span text:style-name="T1">currency</text:span></text:p>
          <text:p text:style-name="P1"><text:span text:style-name="T1">amoun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2.049cm" svg:y1="6.334cm" svg:x2="9.763cm" svg:y2="3.667cm" draw:start-shape="id1" draw:start-glue-point="0" draw:end-shape="id2" draw:end-glue-point="2" svg:d="M12049 6334v-1334h-2286v-1333">
          <text:p text:style-name="P1"><text:span text:style-name="T1">extends</text:span></text:p>
        </draw:connector>
        <draw:custom-shape draw:style-name="gr1" draw:text-style-name="P1" xml:id="id4" draw:id="id4" draw:layer="layout" svg:width="3.81cm" svg:height="3.148cm" svg:x="9.509cm" svg:y="10.779cm">
          <text:p text:style-name="P1">Basket</text:p>
          <text:p text:style-name="P1"><text:span text:style-name="T1">dateCreated</text:span></text:p>
          <text:p text:style-name="P1"><text:span text:style-name="T1">ordersTotalAmou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3" draw:id="id3" draw:layer="layout" svg:width="3.817cm" svg:height="2.639cm" draw:transform="rotate (-0.00645771823356458) translate (16.375cm 11.021cm)">
          <text:p text:style-name="P2"><text:span text:style-name="T2">User</text:span></text:p>
          <text:p text:style-name="P2"><text:span text:style-name="T1">name</text:span></text:p>
          <text:p text:style-name="P2"><text:span text:style-name="T1">surname</text:span></text:p>
          <text:p text:style-name="P2"><text:span text:style-name="T1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s" svg:x1="16.366cm" svg:y1="12.34cm" svg:x2="13.319cm" svg:y2="12.353cm" draw:start-shape="id3" draw:start-glue-point="3" draw:end-shape="id4" svg:d="M16366 12340h-509l-2037 13h-501">
          <text:p text:style-name="P1"><text:span text:style-name="T1">Uses</text:span></text:p>
        </draw:connector>
        <draw:custom-shape draw:style-name="gr1" draw:text-style-name="P1" xml:id="id5" draw:id="id5" draw:layer="layout" svg:width="3.429cm" svg:height="3.175cm" svg:x="16.577cm" svg:y="15.386cm">
          <text:p text:style-name="P1">Address</text:p>
          <text:p text:style-name="P1"><text:span text:style-name="T1">country</text:span></text:p>
          <text:p text:style-name="P1"><text:span text:style-name="T1">city</text:span></text:p>
          <text:p text:style-name="P1"><text:span text:style-name="T1">street</text:span></text:p>
          <text:p text:style-name="P1"><text:span text:style-name="T1">number 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266cm" svg:y1="13.672cm" svg:x2="18.291cm" svg:y2="15.386cm" draw:start-shape="id3" draw:start-glue-point="2" draw:end-shape="id5" draw:end-glue-point="0" svg:d="M18266 13672v863h25v851">
          <text:p text:style-name="P1"><text:span text:style-name="T1">has</text:span></text:p>
        </draw:connector>
        <draw:custom-shape draw:style-name="gr1" draw:text-style-name="P1" draw:layer="layout" svg:width="7.112cm" svg:height="2.032cm" svg:x="2.397cm" svg:y="16.367cm">
          <text:p text:style-name="P1">ProductAuditTracker?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223cm" svg:height="2.667cm" svg:x="1cm" svg:y="10.017cm">
          <text:p text:style-name="P1">Order?</text:p>
          <text:p text:style-name="P1"><text:span text:style-name="T1">orderProductMeasure</text:span></text:p>
          <text:p text:style-name="P1"><text:span text:style-name="T1">productQuantity</text:span></text:p>
          <text:p text:style-name="P1"><text:span text:style-name="T1">productTotalAmoun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4.111cm" svg:y1="10.017cm" svg:x2="12.049cm" svg:y2="8.747cm" draw:start-shape="id6" draw:start-glue-point="0" draw:end-shape="id1" draw:end-glue-point="2" svg:d="M4111 10017v-502l7938-268v-500">
          <text:p text:style-name="P1"><text:span text:style-name="T1">has</text:span></text:p>
        </draw:connector>
        <draw:connector draw:style-name="gr2" draw:text-style-name="P2" draw:layer="layout" draw:type="lines" svg:x1="9.509cm" svg:y1="12.353cm" svg:x2="7.223cm" svg:y2="11.35cm" draw:start-shape="id4" draw:end-shape="id6" svg:d="M9509 12353h-501l-1285-1003h-500">
          <text:p text:style-name="P1"><text:span text:style-name="T1">has</text:span></text:p>
        </draw:connector>
      </draw:page>
      <draw:page draw:name="page2" draw:style-name="dp1" draw:master-page-name="Обычный">
        <draw:custom-shape draw:style-name="gr1" draw:text-style-name="P1" xml:id="id13" draw:id="id13" draw:layer="layout" svg:width="3.81cm" svg:height="1.905cm" svg:x="8.258cm" svg:y="3.162cm">
          <svg:title>Item</svg:title>
          <text:p text:style-name="P1">Item</text:p>
          <text:p text:style-name="P1"><text:span text:style-name="T1">item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81cm" svg:height="2.921cm" svg:x="10.144cm" svg:y="6.088cm">
          <text:p text:style-name="P1">Product</text:p>
          <text:p text:style-name="P1"><text:span text:style-name="T1">productID</text:span></text:p>
          <text:p text:style-name="P1"><text:span text:style-name="T1">currencyID</text:span></text:p>
          <text:p text:style-name="P1"><text:span text:style-name="T1">itemID</text:span></text:p>
          <text:p text:style-name="P1"><text:span text:style-name="T1">am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1cm" svg:height="3.148cm" svg:x="10.109cm" svg:y="10.779cm">
          <text:p text:style-name="P1">Basket</text:p>
          <text:p text:style-name="P1"><text:span text:style-name="T1">basketID</text:span></text:p>
          <text:p text:style-name="P1"><text:span text:style-name="T1">userID</text:span></text:p>
          <text:p text:style-name="P1"><text:span text:style-name="T1">dateCreated</text:span></text:p>
          <text:p text:style-name="P1"><text:span text:style-name="T1">ordersTotalAmou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7" draw:id="id7" draw:layer="layout" svg:width="3.817cm" svg:height="2.639cm" draw:transform="rotate (-0.00645771823356458) translate (16.375cm 11.021cm)">
          <text:p text:style-name="P1"><text:span text:style-name="T2">Person</text:span></text:p>
          <text:p text:style-name="P1"><text:span text:style-name="T1">personID</text:span></text:p>
          <text:p text:style-name="P1"><text:span text:style-name="T1">name</text:span></text:p>
          <text:p text:style-name="P1"><text:span text:style-name="T1">sur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s" svg:x1="16.366cm" svg:y1="12.34cm" svg:x2="13.919cm" svg:y2="12.353cm" draw:start-shape="id7" draw:start-glue-point="3" draw:end-shape="id8" svg:d="M16366 12340h-509l-1437 13h-501">
          <text:p text:style-name="P1"><text:span text:style-name="T1">userID</text:span></text:p>
        </draw:connector>
        <draw:custom-shape draw:style-name="gr1" draw:text-style-name="P1" xml:id="id14" draw:id="id14" draw:layer="layout" svg:width="5.08cm" svg:height="2.891cm" svg:x="14.172cm" svg:y="2.935cm">
          <text:p text:style-name="P1">Description</text:p>
          <text:p text:style-name="P1"><text:span text:style-name="T1">descriptionID</text:span></text:p>
          <text:p text:style-name="P1"><text:span text:style-name="T1">itemID</text:span></text:p>
          <text:p text:style-name="P1"><text:span text:style-name="T1">name</text:span></text:p>
          <text:p text:style-name="P1"><text:span text:style-name="T1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3.429cm" svg:height="3.902cm" svg:x="16.577cm" svg:y="15.386cm">
          <text:p text:style-name="P1">Address</text:p>
          <text:p text:style-name="P1"><text:span text:style-name="T1">addressID</text:span></text:p>
          <text:p text:style-name="P1"><text:span text:style-name="T1">personID</text:span></text:p>
          <text:p text:style-name="P1"><text:span text:style-name="T1">country</text:span></text:p>
          <text:p text:style-name="P1"><text:span text:style-name="T1">city</text:span></text:p>
          <text:p text:style-name="P1"><text:span text:style-name="T1">street</text:span></text:p>
          <text:p text:style-name="P1"><text:span text:style-name="T1">number 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266cm" svg:y1="13.672cm" svg:x2="18.291cm" svg:y2="15.386cm" draw:start-shape="id7" draw:start-glue-point="2" draw:end-shape="id9" draw:end-glue-point="0" svg:d="M18266 13672v864h25v850">
          <text:p text:style-name="P1"><text:span text:style-name="T1">personID</text:span></text:p>
        </draw:connector>
        <draw:custom-shape draw:style-name="gr1" draw:text-style-name="P1" xml:id="id15" draw:id="id15" draw:layer="layout" svg:width="4.572cm" svg:height="2.159cm" svg:x="1.762cm" svg:y="3.197cm">
          <text:p text:style-name="P1">Currency</text:p>
          <text:p text:style-name="P1"><text:span text:style-name="T1">currencyID</text:span></text:p>
          <text:p text:style-name="P1"><text:span text:style-name="T1">isoCode </text:span></text:p>
          <text:p text:style-name="P1"><text:span text:style-name="T1">rate(EUR)?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223cm" svg:height="4.572cm" svg:x="1cm" svg:y="10.017cm">
          <text:p text:style-name="P1">Order?</text:p>
          <text:p text:style-name="P1"><text:span text:style-name="T1">orderID</text:span></text:p>
          <text:p text:style-name="P1"><text:span text:style-name="T1">ProductID</text:span></text:p>
          <text:p text:style-name="P1"><text:span text:style-name="T1">BasketID</text:span></text:p>
          <text:p text:style-name="P1"><text:span text:style-name="T1">measureID</text:span></text:p>
          <text:p text:style-name="P1"><text:span text:style-name="T1">orderProductMeasure</text:span></text:p>
          <text:p text:style-name="P1"><text:span text:style-name="T1">productQuantity</text:span></text:p>
          <text:p text:style-name="P1"><text:span text:style-name="T1">productTotalAmoun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4.111cm" svg:y1="10.017cm" svg:x2="12.049cm" svg:y2="9.009cm" draw:start-shape="id10" draw:start-glue-point="0" draw:end-shape="id11" draw:end-glue-point="2" svg:d="M4111 10017v-501l7938-7v-500">
          <text:p text:style-name="P1"><text:span text:style-name="T1">productID</text:span></text:p>
        </draw:connector>
        <draw:connector draw:style-name="gr2" draw:text-style-name="P2" draw:layer="layout" draw:type="lines" svg:x1="10.109cm" svg:y1="12.353cm" svg:x2="7.223cm" svg:y2="12.303cm" draw:start-shape="id8" draw:end-shape="id10" svg:d="M10109 12353h-501l-1885-50h-500">
          <text:p text:style-name="P1"><text:span text:style-name="T1">basketID</text:span></text:p>
        </draw:connector>
        <draw:custom-shape draw:style-name="gr1" draw:text-style-name="P1" xml:id="id12" draw:id="id12" draw:layer="layout" svg:width="5.842cm" svg:height="1.778cm" svg:x="1.235cm" svg:y="17.51cm">
          <text:p text:style-name="P1">Measure</text:p>
          <text:p text:style-name="P1"><text:span text:style-name="T1">measureID</text:span></text:p>
          <text:p text:style-name="P1"><text:span text:style-name="T1">description(unit?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4.111cm" svg:y1="14.589cm" svg:x2="4.156cm" svg:y2="17.51cm" draw:start-shape="id10" draw:start-glue-point="2" draw:end-shape="id12" svg:d="M4111 14589v501l45 1919v501">
          <text:p text:style-name="P1"><text:span text:style-name="T1">measureID</text:span></text:p>
        </draw:connector>
        <draw:frame draw:style-name="gr3" draw:layer="layout" svg:width="3.381cm" svg:height="0.963cm" svg:x="9.002cm" svg:y="1.763cm">
          <draw:text-box>
            <text:p>DB Tables</text:p>
          </draw:text-box>
        </draw:frame>
        <draw:connector draw:style-name="gr4" draw:text-style-name="P1" draw:layer="layout" svg:x1="12.068cm" svg:y1="4.114cm" svg:x2="14.172cm" svg:y2="4.38cm" draw:start-shape="id13" draw:start-glue-point="1" draw:end-shape="id14" draw:end-glue-point="3" svg:d="M12068 4114h1052v266h1052">
          <text:p/>
        </draw:connector>
        <draw:connector draw:style-name="gr2" draw:text-style-name="P2" draw:layer="layout" svg:x1="10.144cm" svg:y1="7.548cm" svg:x2="4.048cm" svg:y2="5.356cm" draw:start-shape="id11" draw:start-glue-point="3" draw:end-shape="id15" draw:end-glue-point="2" svg:d="M10144 7548h-6096v-2192">
          <text:p text:style-name="P2"><text:span text:style-name="T1">currencyID</text:span></text:p>
        </draw:connector>
        <draw:connector draw:style-name="gr4" draw:text-style-name="P1" draw:layer="layout" svg:x1="12.049cm" svg:y1="6.088cm" svg:x2="10.163cm" svg:y2="5.067cm" draw:start-shape="id11" draw:end-shape="id13" draw:end-glue-point="2" svg:d="M12049 6088v-511h-1886v-5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0" svg:stroke-color="#000000" draw:marker-end="Short_20_line_20_Arrow" draw:fill="none" draw:fill-gradient-name="Gradient_20_7" draw:fill-hatch-name="Hatch_20_1" draw:fill-image-name="Bitmape_20_1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31T09:50:28.98</meta:creation-date>
    <dc:date>2016-11-02T09:02:03.91</dc:date>
    <meta:editing-duration>PT7H21M55S</meta:editing-duration>
    <meta:editing-cycles>48</meta:editing-cycles>
    <meta:generator>OpenOffice/4.1.2$Win32 OpenOffice.org_project/412m3$Build-9782</meta:generator>
    <meta:document-statistic meta:object-count="30"/>
  </office:meta>
</office:document-meta>
</file>